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keep-with-next="always" fo:keep-together="always" fo:break-before="page" fo:text-align="center" fo:margin-top="0.0555in"/>
    </style:style>
    <style:style style:name="T2"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3" style:parent-style-name="Основнойшрифтабзаца" style:family="text">
      <style:text-properties style:font-name="Times New Roman" style:font-name-complex="Times New Roman" fo:font-size="14pt" style:font-size-asian="14pt" style:font-size-complex="14pt"/>
    </style:style>
    <style:style style:name="T4"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P5"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en" fo:country="US"/>
    </style:style>
    <style:style style:name="P6"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en" fo:country="US"/>
    </style:style>
    <style:style style:name="P7" style:parent-style-name="Standard" style:family="paragraph">
      <style:paragraph-properties fo:keep-with-next="always" fo:keep-together="always" fo:text-align="center" fo:margin-top="0.0555in"/>
      <style:text-properties style:font-name="Times New Roman" style:font-name-complex="Times New Roman" fo:text-transform="uppercase" fo:font-size="14pt" style:font-size-asian="14pt" style:font-size-complex="14pt"/>
    </style:style>
    <style:style style:name="P8" style:parent-style-name="Standard" style:family="paragraph">
      <style:paragraph-properties fo:margin-bottom="0.1111in" style:line-height-at-least="0.2166in"/>
    </style:style>
    <style:style style:name="T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10" style:parent-style-name="Standard" style:family="paragraph">
      <style:paragraph-properties fo:margin-bottom="0.1111in" style:line-height-at-least="0.2166in"/>
    </style:style>
    <style:style style:name="T1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12"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ru" fo:country="RU"/>
    </style:style>
    <style:style style:name="P13" style:parent-style-name="Standard" style:family="paragraph">
      <style:paragraph-properties fo:keep-with-next="always" fo:keep-together="always" fo:text-align="center" fo:margin-top="0.0555in"/>
    </style:style>
    <style:style style:name="T14"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15" style:parent-style-name="Основнойшрифтабзаца" style:family="text">
      <style:text-properties style:font-name="Times New Roman" style:font-name-complex="Times New Roman" fo:text-transform="uppercase" fo:font-size="14pt" style:font-size-asian="14pt" style:font-size-complex="14pt" fo:language="ru" fo:country="RU"/>
    </style:style>
    <style:style style:name="T16"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17" style:parent-style-name="Основнойшрифтабзаца" style:family="text">
      <style:text-properties style:font-name="Times New Roman" style:font-name-complex="Times New Roman" fo:text-transform="uppercase" fo:font-size="14pt" style:font-size-asian="14pt" style:font-size-complex="14pt" fo:language="ru" fo:country="RU"/>
    </style:style>
    <style:style style:name="P18" style:parent-style-name="Standard" style:family="paragraph">
      <style:paragraph-properties fo:margin-bottom="0.1111in" style:line-height-at-least="0.2166in"/>
    </style:style>
    <style:style style:name="T1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fo:margin-bottom="0.1111in" style:line-height-at-least="0.2166in"/>
    </style:style>
    <style:style style:name="T2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22" style:parent-style-name="Standard" style:family="paragraph">
      <style:paragraph-properties fo:keep-with-next="always" fo:keep-together="always" fo:text-align="center" fo:margin-top="0.0555in"/>
    </style:style>
    <style:style style:name="T23"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24" style:parent-style-name="Основнойшрифтабзаца" style:family="text">
      <style:text-properties style:font-name="Times New Roman" style:font-name-complex="Times New Roman" fo:text-transform="uppercase" fo:color="#0070C0" fo:font-size="14pt" style:font-size-asian="14pt" style:font-size-complex="14pt"/>
    </style:style>
    <style:style style:name="T25" style:parent-style-name="Основнойшрифтабзаца" style:family="text">
      <style:text-properties style:font-name="Times New Roman" style:font-name-complex="Times New Roman" fo:text-transform="uppercase" fo:color="#0070C0" fo:font-size="14pt" style:font-size-asian="14pt" style:font-size-complex="14pt" fo:language="ru" fo:country="RU"/>
    </style:style>
    <style:style style:name="P26" style:parent-style-name="Standard" style:family="paragraph">
      <style:paragraph-properties fo:margin-bottom="0.1111in" style:line-height-at-least="0.2166in"/>
    </style:style>
    <style:style style:name="T27" style:parent-style-name="Основнойшрифтабзаца" style:family="text">
      <style:text-properties style:font-name="Times New Roman" style:font-name-complex="Times New Roman" fo:color="#0070C0" fo:font-size="14pt" style:font-size-asian="14pt" style:font-size-complex="14pt" fo:language="en" fo:country="US"/>
    </style:style>
    <style:style style:name="P28" style:parent-style-name="Standard" style:family="paragraph">
      <style:paragraph-properties fo:keep-with-next="always" fo:keep-together="always" fo:text-align="center" fo:margin-top="0.0833in"/>
      <style:text-properties style:font-name="Times New Roman" style:font-name-complex="Times New Roman" style:use-window-font-color="true" fo:font-size="14pt" style:font-size-asian="14pt" style:font-size-complex="14pt"/>
    </style:style>
    <style:style style:name="P29" style:parent-style-name="Standard" style:family="paragraph">
      <style:paragraph-properties fo:keep-with-next="always" fo:keep-together="always" fo:text-align="center" fo:margin-top="0.0833in"/>
    </style:style>
    <style:style style:name="T30" style:parent-style-name="Основнойшрифтабзаца" style:family="text">
      <style:text-properties fo:color="#4F81BD" fo:letter-spacing="-0.0006in"/>
    </style:style>
    <style:style style:name="T31" style:parent-style-name="Основнойшрифтабзаца" style:family="text">
      <style:text-properties fo:color="#4F81BD" fo:letter-spacing="-0.0006in" fo:language="ru" fo:country="RU"/>
    </style:style>
    <style:style style:name="T32" style:parent-style-name="Основнойшрифтабзаца" style:family="text">
      <style:text-properties fo:color="#4F81BD" fo:letter-spacing="-0.0006in"/>
    </style:style>
    <style:style style:name="T33" style:parent-style-name="Основнойшрифтабзаца" style:family="text">
      <style:text-properties fo:color="#4F81BD" fo:letter-spacing="-0.0006in" fo:font-size="14pt" style:font-size-asian="14pt"/>
    </style:style>
    <style:style style:name="P34" style:parent-style-name="Standard" style:family="paragraph">
      <style:paragraph-properties fo:text-align="center" fo:margin-bottom="0.1111in" style:line-height-at-least="0.2166in"/>
    </style:style>
    <style:style style:name="T35"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36" style:parent-style-name="Основнойшрифтабзаца" style:family="text">
      <style:text-properties style:font-name="Times New Roman" style:font-name-complex="Times New Roman" fo:color="#0070C0" fo:font-size="14pt" style:font-size-asian="14pt" style:font-size-complex="14pt" fo:language="ru" fo:country="RU"/>
    </style:style>
    <style:style style:name="P37"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fo:language="ru" fo:country="RU"/>
    </style:style>
    <style:style style:name="P38" style:parent-style-name="Standard" style:family="paragraph">
      <style:paragraph-properties fo:margin-bottom="0.1111in" style:line-height-at-least="0.2166in"/>
    </style:style>
    <style:style style:name="T39" style:parent-style-name="Основнойшрифтабзаца" style:family="text">
      <style:text-properties style:font-name="Times New Roman" style:font-name-complex="Times New Roman" style:use-window-font-color="true" fo:font-size="14pt" style:font-size-asian="14pt" style:font-size-complex="14pt" fo:language="en" fo:country="US"/>
    </style:style>
    <style:style style:name="P40" style:parent-style-name="Standard" style:family="paragraph">
      <style:paragraph-properties fo:margin-bottom="0.1111in" fo:margin-left="4.1347in">
        <style:tab-stops/>
      </style:paragraph-properties>
    </style:style>
    <style:style style:name="T41" style:parent-style-name="Основнойшрифтабзаца" style:family="text">
      <style:text-properties style:font-name="Times New Roman" style:font-name-complex="Times New Roman" fo:font-weight="bold" style:font-weight-asian="bold" style:use-window-font-color="true" fo:font-size="14pt" style:font-size-asian="14pt" style:font-size-complex="14pt"/>
    </style:style>
    <style:style style:name="T42"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3" style:parent-style-name="Основнойшрифтабзаца" style:family="text">
      <style:text-properties style:font-name="Times New Roman" style:font-name-complex="Times New Roman" fo:font-size="14pt" style:font-size-asian="14pt" style:font-size-complex="14pt"/>
    </style:style>
    <style:style style:name="T44"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5"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46"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7" style:parent-style-name="Основнойшрифтабзаца" style:family="text">
      <style:text-properties style:font-name="Times New Roman" style:font-name-complex="Times New Roman" fo:font-size="14pt" style:font-size-asian="14pt" style:font-size-complex="14pt"/>
    </style:style>
    <style:style style:name="T48"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9" style:parent-style-name="Основнойшрифтабзаца" style:family="text">
      <style:text-properties style:font-name="Times New Roman" style:font-name-complex="Times New Roman" style:use-window-font-color="true" fo:font-size="14pt" style:font-size-asian="14pt" style:font-size-complex="14pt" fo:language="en" fo:country="US"/>
    </style:style>
    <style:style style:name="T50"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51"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52" style:parent-style-name="Основнойшрифтабзаца" style:family="text">
      <style:text-properties style:font-name="Times New Roman" style:font-name-complex="Times New Roman" fo:font-size="14pt" style:font-size-asian="14pt" style:font-size-complex="14pt"/>
    </style:style>
    <style:style style:name="T53" style:parent-style-name="Основнойшрифтабзаца" style:family="text">
      <style:text-properties style:font-name="Times New Roman" style:font-name-complex="Times New Roman" fo:color="#0070C0" fo:font-size="14pt" style:font-size-asian="14pt" style:font-size-complex="14pt"/>
    </style:style>
    <style:style style:name="P54" style:parent-style-name="Standard" style:family="paragraph">
      <style:paragraph-properties fo:margin-bottom="0.1111in" fo:margin-left="4.1347in">
        <style:tab-stops/>
      </style:paragraph-properties>
      <style:text-properties style:font-name="Times New Roman" style:font-name-complex="Times New Roman" fo:font-weight="bold" style:font-weight-asian="bold" style:use-window-font-color="true" fo:font-size="14pt" style:font-size-asian="14pt" style:font-size-complex="14pt" fo:language="ru" fo:country="RU"/>
    </style:style>
    <style:style style:name="P55" style:parent-style-name="Standard" style:family="paragraph">
      <style:paragraph-properties fo:margin-bottom="0.1111in" fo:margin-left="4.1347in">
        <style:tab-stops/>
      </style:paragraph-properties>
    </style:style>
    <style:style style:name="T56" style:parent-style-name="Основнойшрифтабзаца" style:family="text">
      <style:text-properties style:font-name="Times New Roman" style:font-name-complex="Times New Roman" fo:font-weight="bold" style:font-weight-asian="bold" style:use-window-font-color="true" fo:font-size="14pt" style:font-size-asian="14pt" style:font-size-complex="14pt"/>
    </style:style>
    <style:style style:name="T57"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58" style:parent-style-name="Основнойшрифтабзаца" style:family="text">
      <style:text-properties style:font-name="Times New Roman" style:font-name-complex="Times New Roman" fo:font-size="14pt" style:font-size-asian="14pt" style:font-size-complex="14pt"/>
    </style:style>
    <style:style style:name="T59"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60" style:parent-style-name="Основнойшрифтабзаца" style:family="text">
      <style:text-properties style:font-name="Times New Roman" style:font-name-complex="Times New Roman" fo:font-size="14pt" style:font-size-asian="14pt" style:font-size-complex="14pt"/>
    </style:style>
    <style:style style:name="T61"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P62" style:parent-style-name="Standard" style:family="paragraph">
      <style:paragraph-properties fo:margin-bottom="0.1111in" style:line-height-at-least="0.2166in" fo:margin-left="4.1347in">
        <style:tab-stops/>
      </style:paragraph-properties>
      <style:text-properties style:font-name="Times New Roman" style:font-name-complex="Times New Roman" style:use-window-font-color="true" fo:font-size="14pt" style:font-size-asian="14pt" style:font-size-complex="14pt" fo:language="ru" fo:country="RU"/>
    </style:style>
    <style:style style:name="P63"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fo:language="ru" fo:country="RU"/>
    </style:style>
    <style:style style:name="P64" style:parent-style-name="Standard" style:family="paragraph">
      <style:paragraph-properties fo:keep-with-next="always" fo:keep-together="always" fo:text-align="center" fo:margin-top="0.5in"/>
      <style:text-properties style:font-name="Times New Roman" style:font-name-complex="Times New Roman" fo:text-transform="uppercase" style:use-window-font-color="true" fo:font-size="14pt" style:font-size-asian="14pt" style:font-size-complex="14pt"/>
    </style:style>
    <style:style style:name="P6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use-window-font-color="true" fo:font-size="14pt" style:font-size-asian="14pt" style:font-size-complex="14pt"/>
    </style:style>
    <style:style style:name="P66" style:parent-style-name="Обычный" style:family="paragraph">
      <style:paragraph-properties fo:keep-with-next="always" fo:keep-together="always" fo:widows="2" fo:orphans="2" style:vertical-align="auto" fo:margin-top="0.3333in" fo:line-height="115%"/>
      <style:text-properties style:font-name="Times New Roman"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fo:hyphenate="true"/>
    </style:style>
    <style:style style:name="P67" style:parent-style-name="Заголовок2" style:family="paragraph">
      <style:text-properties style:language-asian="uk" style:country-asian="UA"/>
    </style:style>
    <style:style style:name="T68" style:parent-style-name="Основнойшрифтабзаца" style:family="text">
      <style:text-properties style:language-asian="uk" style:country-asian="UA"/>
    </style:style>
    <style:style style:name="T69" style:parent-style-name="Основнойшрифтабзаца" style:family="text">
      <style:text-properties fo:font-style="italic" style:font-style-asian="italic" style:font-style-complex="italic" style:language-asian="uk" style:country-asian="UA"/>
    </style:style>
    <style:style style:name="T70" style:parent-style-name="Основнойшрифтабзаца" style:family="text">
      <style:text-properties style:language-asian="uk" style:country-asian="UA"/>
    </style:style>
    <style:style style:name="T71" style:parent-style-name="Основнойшрифтабзаца" style:family="text">
      <style:text-properties style:language-asian="uk" style:country-asian="UA"/>
    </style:style>
    <style:style style:name="P72" style:parent-style-name="Обычный" style:family="paragraph">
      <style:text-properties style:language-asian="uk" style:country-asian="UA"/>
    </style:style>
    <style:style style:name="T73" style:parent-style-name="Основнойшрифтабзаца" style:family="text">
      <style:text-properties fo:font-weight="bold" style:font-weight-asian="bold" style:font-weight-complex="bold" fo:font-style="italic" style:font-style-asian="italic" style:font-style-complex="italic" style:language-asian="uk" style:country-asian="UA"/>
    </style:style>
    <style:style style:name="T74" style:parent-style-name="Основнойшрифтабзаца" style:family="text">
      <style:text-properties style:language-asian="uk" style:country-asian="UA"/>
    </style:style>
    <style:style style:name="T75" style:parent-style-name="Основнойшрифтабзаца" style:family="text">
      <style:text-properties fo:font-style="italic" style:font-style-asian="italic" style:font-style-complex="italic" style:language-asian="uk" style:country-asian="UA"/>
    </style:style>
    <style:style style:name="T76" style:parent-style-name="Основнойшрифтабзаца" style:family="text">
      <style:text-properties style:language-asian="uk" style:country-asian="UA"/>
    </style:style>
    <style:style style:name="T77" style:parent-style-name="Основнойшрифтабзаца" style:family="text">
      <style:text-properties style:language-asian="uk" style:country-asian="UA"/>
    </style:style>
    <style:style style:name="T78" style:parent-style-name="Основнойшрифтабзаца" style:family="text">
      <style:text-properties fo:font-style="italic" style:font-style-asian="italic" style:font-style-complex="italic" style:language-asian="uk" style:country-asian="UA"/>
    </style:style>
    <style:style style:name="T79" style:parent-style-name="Основнойшрифтабзаца" style:family="text">
      <style:text-properties style:language-asian="uk" style:country-asian="UA"/>
    </style:style>
    <style:style style:name="T80" style:parent-style-name="Основнойшрифтабзаца" style:family="text">
      <style:text-properties fo:font-style="italic" style:font-style-asian="italic" style:font-style-complex="italic" style:language-asian="uk" style:country-asian="UA"/>
    </style:style>
    <style:style style:name="T81" style:parent-style-name="Основнойшрифтабзаца" style:family="text">
      <style:text-properties style:language-asian="uk" style:country-asian="UA"/>
    </style:style>
    <style:style style:name="T82" style:parent-style-name="Основнойшрифтабзаца" style:family="text">
      <style:text-properties fo:font-style="italic" style:font-style-asian="italic" style:font-style-complex="italic" style:language-asian="uk" style:country-asian="UA"/>
    </style:style>
    <style:style style:name="T83" style:parent-style-name="Основнойшрифтабзаца" style:family="text">
      <style:text-properties style:language-asian="uk" style:country-asian="UA"/>
    </style:style>
    <style:style style:name="T84" style:parent-style-name="Основнойшрифтабзаца" style:family="text">
      <style:text-properties fo:font-style="italic" style:font-style-asian="italic" style:font-style-complex="italic" style:language-asian="uk" style:country-asian="UA"/>
    </style:style>
    <style:style style:name="T85" style:parent-style-name="Основнойшрифтабзаца" style:family="text">
      <style:text-properties style:language-asian="uk" style:country-asian="UA"/>
    </style:style>
    <style:style style:name="T86" style:parent-style-name="Основнойшрифтабзаца" style:family="text">
      <style:text-properties style:language-asian="uk" style:country-asian="UA"/>
    </style:style>
    <style:style style:name="P87" style:parent-style-name="Обычный" style:family="paragraph">
      <style:text-properties style:font-name="Courier New" style:font-name-complex="Courier New" style:language-asian="uk" style:country-asian="UA"/>
    </style:style>
    <style:style style:name="T88" style:parent-style-name="Основнойшрифтабзаца" style:family="text">
      <style:text-properties style:language-asian="uk" style:country-asian="UA"/>
    </style:style>
    <style:style style:name="T89" style:parent-style-name="Основнойшрифтабзаца" style:family="text">
      <style:text-properties fo:font-style="italic" style:font-style-asian="italic" style:font-style-complex="italic" style:language-asian="uk" style:country-asian="UA"/>
    </style:style>
    <style:style style:name="T90" style:parent-style-name="Основнойшрифтабзаца" style:family="text">
      <style:text-properties fo:font-style="italic" style:font-style-asian="italic" style:font-style-complex="italic" style:language-asian="uk" style:country-asian="UA"/>
    </style:style>
    <style:style style:name="T91" style:parent-style-name="Основнойшрифтабзаца" style:family="text">
      <style:text-properties style:language-asian="uk" style:country-asian="UA"/>
    </style:style>
    <style:style style:name="T92" style:parent-style-name="Основнойшрифтабзаца" style:family="text">
      <style:text-properties fo:font-style="italic" style:font-style-asian="italic" style:font-style-complex="italic" style:language-asian="uk" style:country-asian="UA"/>
    </style:style>
    <style:style style:name="T93" style:parent-style-name="Основнойшрифтабзаца" style:family="text">
      <style:text-properties style:language-asian="uk" style:country-asian="UA"/>
    </style:style>
    <style:style style:name="T94" style:parent-style-name="Основнойшрифтабзаца" style:family="text">
      <style:text-properties style:language-asian="uk" style:country-asian="UA"/>
    </style:style>
    <style:style style:name="T95" style:parent-style-name="Основнойшрифтабзаца" style:family="text">
      <style:text-properties fo:font-style="italic" style:font-style-asian="italic" style:font-style-complex="italic" style:language-asian="uk" style:country-asian="UA"/>
    </style:style>
    <style:style style:name="T96" style:parent-style-name="Основнойшрифтабзаца" style:family="text">
      <style:text-properties style:language-asian="uk" style:country-asian="UA"/>
    </style:style>
    <style:style style:name="P97" style:parent-style-name="Абзацсписка" style:family="paragraph">
      <style:text-properties fo:language="uk" fo:country="UA" style:language-asian="uk" style:country-asian="UA"/>
    </style:style>
    <style:style style:name="P98" style:parent-style-name="Абзацсписка" style:family="paragraph">
      <style:text-properties fo:language="uk" fo:country="UA" style:language-asian="uk" style:country-asian="UA"/>
    </style:style>
    <style:style style:name="T99" style:parent-style-name="Основнойшрифтабзаца" style:family="text">
      <style:text-properties style:language-asian="uk" style:country-asian="UA"/>
    </style:style>
    <style:style style:name="T100" style:parent-style-name="Основнойшрифтабзаца" style:family="text">
      <style:text-properties style:language-asian="uk" style:country-asian="UA"/>
    </style:style>
    <style:style style:name="T101" style:parent-style-name="Основнойшрифтабзаца" style:family="text">
      <style:text-properties style:language-asian="uk" style:country-asian="UA"/>
    </style:style>
    <style:style style:name="T102" style:parent-style-name="Основнойшрифтабзаца" style:family="text">
      <style:text-properties fo:color="#222222" style:language-asian="uk" style:country-asian="UA"/>
    </style:style>
    <style:style style:name="T103" style:parent-style-name="Основнойшрифтабзаца" style:family="text">
      <style:text-properties style:language-asian="uk" style:country-asian="UA"/>
    </style:style>
    <style:style style:name="T104" style:parent-style-name="Основнойшрифтабзаца" style:family="text">
      <style:text-properties style:font-name="Courier New" style:font-name-complex="Courier New" fo:color="#222222" fo:font-size="11.5pt" style:font-size-asian="11.5pt" style:font-size-complex="11.5pt" style:language-asian="uk" style:country-asian="UA"/>
    </style:style>
    <style:style style:name="T105" style:parent-style-name="Основнойшрифтабзаца" style:family="text">
      <style:text-properties style:language-asian="uk" style:country-asian="UA"/>
    </style:style>
    <style:style style:name="T106" style:parent-style-name="Основнойшрифтабзаца" style:family="text">
      <style:text-properties style:language-asian="uk" style:country-asian="UA"/>
    </style:style>
    <style:style style:name="T107" style:parent-style-name="Основнойшрифтабзаца" style:family="text">
      <style:text-properties style:font-name="Courier New" style:font-name-complex="Courier New" fo:color="#222222" fo:font-size="11.5pt" style:font-size-asian="11.5pt" style:font-size-complex="11.5pt" style:language-asian="uk" style:country-asian="UA"/>
    </style:style>
    <style:style style:name="T108" style:parent-style-name="Основнойшрифтабзаца" style:family="text">
      <style:text-properties style:language-asian="uk" style:country-asian="UA"/>
    </style:style>
    <style:style style:name="T109" style:parent-style-name="Основнойшрифтабзаца" style:family="text">
      <style:text-properties style:language-asian="uk" style:country-asian="UA"/>
    </style:style>
    <style:style style:name="T110" style:parent-style-name="Основнойшрифтабзаца" style:family="text">
      <style:text-properties fo:font-style="italic" style:font-style-asian="italic" style:font-style-complex="italic" style:language-asian="uk" style:country-asian="UA"/>
    </style:style>
    <style:style style:name="T111" style:parent-style-name="Основнойшрифтабзаца" style:family="text">
      <style:text-properties style:language-asian="uk" style:country-asian="UA"/>
    </style:style>
    <style:style style:name="T112" style:parent-style-name="Основнойшрифтабзаца" style:family="text">
      <style:text-properties fo:font-style="italic" style:font-style-asian="italic" style:font-style-complex="italic" style:language-asian="uk" style:country-asian="UA"/>
    </style:style>
    <style:style style:name="T113" style:parent-style-name="Основнойшрифтабзаца" style:family="text">
      <style:text-properties style:language-asian="uk" style:country-asian="UA"/>
    </style:style>
    <style:style style:name="T114" style:parent-style-name="Основнойшрифтабзаца" style:family="text">
      <style:text-properties fo:font-weight="bold" style:font-weight-asian="bold" style:font-weight-complex="bold" fo:font-style="italic" style:font-style-asian="italic" style:font-style-complex="italic" style:language-asian="uk" style:country-asian="UA"/>
    </style:style>
    <style:style style:name="T115" style:parent-style-name="Основнойшрифтабзаца" style:family="text">
      <style:text-properties style:language-asian="uk" style:country-asian="UA"/>
    </style:style>
    <style:style style:name="T116" style:parent-style-name="Основнойшрифтабзаца" style:family="text">
      <style:text-properties style:language-asian="uk" style:country-asian="UA"/>
    </style:style>
    <style:style style:name="T117" style:parent-style-name="Основнойшрифтабзаца" style:family="text">
      <style:text-properties fo:color="#222222" style:language-asian="uk" style:country-asian="UA"/>
    </style:style>
    <style:style style:name="T118" style:parent-style-name="Основнойшрифтабзаца" style:family="text">
      <style:text-properties style:language-asian="uk" style:country-asian="UA"/>
    </style:style>
    <style:style style:name="T119" style:parent-style-name="Основнойшрифтабзаца" style:family="text">
      <style:text-properties style:language-asian="uk" style:country-asian="UA"/>
    </style:style>
    <style:style style:name="P120" style:parent-style-name="Заголовок2" style:family="paragraph">
      <style:text-properties style:language-asian="uk" style:country-asian="UA"/>
    </style:style>
    <style:style style:name="P121" style:parent-style-name="Обычный" style:family="paragraph">
      <style:text-properties style:language-asian="uk" style:country-asian="UA"/>
    </style:style>
    <style:style style:name="P122" style:parent-style-name="Обычный" style:family="paragraph">
      <style:text-properties style:font-name="Courier New" style:font-name-complex="Courier New" style:language-asian="uk" style:country-asian="UA"/>
    </style:style>
    <style:style style:name="T123" style:parent-style-name="Основнойшрифтабзаца" style:family="text">
      <style:text-properties style:language-asian="uk" style:country-asian="UA"/>
    </style:style>
    <style:style style:name="T124" style:parent-style-name="Основнойшрифтабзаца" style:family="text">
      <style:text-properties fo:color="#222222" style:language-asian="uk" style:country-asian="UA"/>
    </style:style>
    <style:style style:name="T125" style:parent-style-name="Основнойшрифтабзаца" style:family="text">
      <style:text-properties style:language-asian="uk" style:country-asian="UA"/>
    </style:style>
    <style:style style:name="T126" style:parent-style-name="Основнойшрифтабзаца" style:family="text">
      <style:text-properties fo:font-style="italic" style:font-style-asian="italic" style:font-style-complex="italic" style:language-asian="uk" style:country-asian="UA"/>
    </style:style>
    <style:style style:name="T127" style:parent-style-name="Основнойшрифтабзаца" style:family="text">
      <style:text-properties style:language-asian="uk" style:country-asian="UA"/>
    </style:style>
    <style:style style:name="T128" style:parent-style-name="Основнойшрифтабзаца" style:family="text">
      <style:text-properties style:language-asian="uk" style:country-asian="UA"/>
    </style:style>
    <style:style style:name="T129" style:parent-style-name="Основнойшрифтабзаца" style:family="text">
      <style:text-properties fo:font-style="italic" style:font-style-asian="italic" style:font-style-complex="italic" style:language-asian="uk" style:country-asian="UA"/>
    </style:style>
    <style:style style:name="T130" style:parent-style-name="Основнойшрифтабзаца" style:family="text">
      <style:text-properties style:language-asian="uk" style:country-asian="UA"/>
    </style:style>
    <style:style style:name="P131" style:parent-style-name="Обычный" style:family="paragraph">
      <style:text-properties style:font-name="Courier New" style:font-name-complex="Courier New" style:language-asian="uk" style:country-asian="UA"/>
    </style:style>
    <style:style style:name="T132" style:parent-style-name="Основнойшрифтабзаца" style:family="text">
      <style:text-properties style:language-asian="uk" style:country-asian="UA"/>
    </style:style>
    <style:style style:name="T133" style:parent-style-name="Основнойшрифтабзаца" style:family="text">
      <style:text-properties style:language-asian="uk" style:country-asian="UA"/>
    </style:style>
    <style:style style:name="T134" style:parent-style-name="Основнойшрифтабзаца" style:family="text">
      <style:text-properties fo:font-style="italic" style:font-style-asian="italic" style:font-style-complex="italic" style:language-asian="uk" style:country-asian="UA"/>
    </style:style>
    <style:style style:name="T135" style:parent-style-name="Основнойшрифтабзаца" style:family="text">
      <style:text-properties style:language-asian="uk" style:country-asian="UA"/>
    </style:style>
    <style:style style:name="T136" style:parent-style-name="Основнойшрифтабзаца" style:family="text">
      <style:text-properties style:language-asian="uk" style:country-asian="UA"/>
    </style:style>
    <style:style style:name="T137" style:parent-style-name="Основнойшрифтабзаца" style:family="text">
      <style:text-properties fo:color="#222222" style:language-asian="uk" style:country-asian="UA"/>
    </style:style>
    <style:style style:name="T138" style:parent-style-name="Основнойшрифтабзаца" style:family="text">
      <style:text-properties style:language-asian="uk" style:country-asian="UA"/>
    </style:style>
    <style:style style:name="T139" style:parent-style-name="Основнойшрифтабзаца" style:family="text">
      <style:text-properties fo:font-style="italic" style:font-style-asian="italic" style:font-style-complex="italic" style:language-asian="uk" style:country-asian="UA"/>
    </style:style>
    <style:style style:name="T140" style:parent-style-name="Основнойшрифтабзаца" style:family="text">
      <style:text-properties style:language-asian="uk" style:country-asian="UA"/>
    </style:style>
    <style:style style:name="T141" style:parent-style-name="Основнойшрифтабзаца" style:family="text">
      <style:text-properties style:language-asian="uk" style:country-asian="UA"/>
    </style:style>
    <style:style style:name="T142" style:parent-style-name="Основнойшрифтабзаца" style:family="text">
      <style:text-properties fo:font-style="italic" style:font-style-asian="italic" style:font-style-complex="italic" style:language-asian="uk" style:country-asian="UA"/>
    </style:style>
    <style:style style:name="T143" style:parent-style-name="Основнойшрифтабзаца" style:family="text">
      <style:text-properties style:language-asian="uk" style:country-asian="UA"/>
    </style:style>
    <style:style style:name="T144" style:parent-style-name="Основнойшрифтабзаца" style:family="text">
      <style:text-properties style:language-asian="uk" style:country-asian="UA"/>
    </style:style>
    <style:style style:name="T145" style:parent-style-name="Основнойшрифтабзаца" style:family="text">
      <style:text-properties style:language-asian="uk" style:country-asian="UA"/>
    </style:style>
    <style:style style:name="T146" style:parent-style-name="Основнойшрифтабзаца" style:family="text">
      <style:text-properties fo:font-style="italic" style:font-style-asian="italic" style:font-style-complex="italic" style:language-asian="uk" style:country-asian="UA"/>
    </style:style>
    <style:style style:name="T147" style:parent-style-name="Основнойшрифтабзаца" style:family="text">
      <style:text-properties style:language-asian="uk" style:country-asian="UA"/>
    </style:style>
    <style:style style:name="T148" style:parent-style-name="Основнойшрифтабзаца" style:family="text">
      <style:text-properties fo:font-style="italic" style:font-style-asian="italic" style:font-style-complex="italic" style:language-asian="uk" style:country-asian="UA"/>
    </style:style>
    <style:style style:name="T149" style:parent-style-name="Основнойшрифтабзаца" style:family="text">
      <style:text-properties style:language-asian="uk" style:country-asian="UA"/>
    </style:style>
    <style:style style:name="T150" style:parent-style-name="Основнойшрифтабзаца" style:family="text">
      <style:text-properties fo:font-style="italic" style:font-style-asian="italic" style:font-style-complex="italic" style:language-asian="uk" style:country-asian="UA"/>
    </style:style>
    <style:style style:name="T151" style:parent-style-name="Основнойшрифтабзаца" style:family="text">
      <style:text-properties style:language-asian="uk" style:country-asian="UA"/>
    </style:style>
    <style:style style:name="T152" style:parent-style-name="Основнойшрифтабзаца" style:family="text">
      <style:text-properties style:language-asian="uk" style:country-asian="UA"/>
    </style:style>
    <style:style style:name="T153" style:parent-style-name="Основнойшрифтабзаца" style:family="text">
      <style:text-properties fo:font-style="italic" style:font-style-asian="italic" style:font-style-complex="italic" style:language-asian="uk" style:country-asian="UA"/>
    </style:style>
    <style:style style:name="T154" style:parent-style-name="Основнойшрифтабзаца" style:family="text">
      <style:text-properties style:language-asian="uk" style:country-asian="UA"/>
    </style:style>
    <style:style style:name="T155" style:parent-style-name="Основнойшрифтабзаца" style:family="text">
      <style:text-properties fo:font-style="italic" style:font-style-asian="italic" style:font-style-complex="italic" style:language-asian="uk" style:country-asian="UA"/>
    </style:style>
    <style:style style:name="T156" style:parent-style-name="Основнойшрифтабзаца" style:family="text">
      <style:text-properties fo:font-style="italic" style:font-style-asian="italic" style:font-style-complex="italic" style:language-asian="uk" style:country-asian="UA"/>
    </style:style>
    <style:style style:name="T157" style:parent-style-name="Основнойшрифтабзаца" style:family="text">
      <style:text-properties style:language-asian="uk" style:country-asian="UA"/>
    </style:style>
    <style:style style:name="P158" style:parent-style-name="Обычный" style:family="paragraph">
      <style:text-properties fo:language="en" fo:country="US" style:language-asian="uk" style:country-asian="UA"/>
    </style:style>
    <style:style style:name="T159" style:parent-style-name="Основнойшрифтабзаца" style:family="text">
      <style:text-properties style:language-asian="uk" style:country-asian="UA"/>
    </style:style>
    <style:style style:name="T160" style:parent-style-name="Основнойшрифтабзаца" style:family="text">
      <style:text-properties fo:font-style="italic" style:font-style-asian="italic" style:font-style-complex="italic" style:language-asian="uk" style:country-asian="UA"/>
    </style:style>
    <style:style style:name="T161" style:parent-style-name="Основнойшрифтабзаца" style:family="text">
      <style:text-properties style:language-asian="uk" style:country-asian="UA"/>
    </style:style>
    <style:style style:name="T162" style:parent-style-name="Основнойшрифтабзаца" style:family="text">
      <style:text-properties fo:font-style="italic" style:font-style-asian="italic" style:font-style-complex="italic" style:language-asian="uk" style:country-asian="UA"/>
    </style:style>
    <style:style style:name="T163" style:parent-style-name="Основнойшрифтабзаца" style:family="text">
      <style:text-properties style:language-asian="uk" style:country-asian="UA"/>
    </style:style>
    <style:style style:name="T164" style:parent-style-name="Основнойшрифтабзаца" style:family="text">
      <style:text-properties style:font-name="Courier New" style:font-name-complex="Courier New" style:language-asian="uk" style:country-asian="UA"/>
    </style:style>
    <style:style style:name="P165" style:parent-style-name="Обычный" style:family="paragraph">
      <style:text-properties style:language-asian="uk" style:country-asian="UA"/>
    </style:style>
    <style:style style:name="T166" style:parent-style-name="Основнойшрифтабзаца" style:family="text">
      <style:text-properties style:language-asian="uk" style:country-asian="UA"/>
    </style:style>
    <style:style style:name="T167" style:parent-style-name="Основнойшрифтабзаца" style:family="text">
      <style:text-properties fo:font-style="italic" style:font-style-asian="italic" style:font-style-complex="italic" style:language-asian="uk" style:country-asian="UA"/>
    </style:style>
    <style:style style:name="T168" style:parent-style-name="Основнойшрифтабзаца" style:family="text">
      <style:text-properties fo:font-style="italic" style:font-style-asian="italic" style:font-style-complex="italic" style:language-asian="uk" style:country-asian="UA"/>
    </style:style>
    <style:style style:name="T169" style:parent-style-name="Основнойшрифтабзаца" style:family="text">
      <style:text-properties style:language-asian="uk" style:country-asian="UA"/>
    </style:style>
    <style:style style:name="T170" style:parent-style-name="Основнойшрифтабзаца" style:family="text">
      <style:text-properties fo:color="#222222" style:language-asian="uk" style:country-asian="UA"/>
    </style:style>
    <style:style style:name="T171" style:parent-style-name="Основнойшрифтабзаца" style:family="text">
      <style:text-properties style:language-asian="uk" style:country-asian="UA"/>
    </style:style>
    <style:style style:name="T172" style:parent-style-name="Основнойшрифтабзаца" style:family="text">
      <style:text-properties fo:color="#222222" style:language-asian="uk" style:country-asian="UA"/>
    </style:style>
    <style:style style:name="T173" style:parent-style-name="Основнойшрифтабзаца" style:family="text">
      <style:text-properties style:language-asian="uk" style:country-asian="UA"/>
    </style:style>
    <style:style style:name="T174" style:parent-style-name="Основнойшрифтабзаца" style:family="text">
      <style:text-properties fo:font-style="italic" style:font-style-asian="italic" style:font-style-complex="italic" style:language-asian="uk" style:country-asian="UA"/>
    </style:style>
    <style:style style:name="T175" style:parent-style-name="Основнойшрифтабзаца" style:family="text">
      <style:text-properties style:language-asian="uk" style:country-asian="UA"/>
    </style:style>
    <style:style style:name="P176" style:parent-style-name="Обычный" style:family="paragraph">
      <style:text-properties style:font-name="Courier New" style:font-name-complex="Courier New" style:language-asian="uk" style:country-asian="UA"/>
    </style:style>
    <style:style style:name="P177" style:parent-style-name="Обычный" style:family="paragraph">
      <style:text-properties style:font-name="Courier New" style:font-name-complex="Courier New" style:language-asian="uk" style:country-asian="UA"/>
    </style:style>
    <style:style style:name="P178" style:parent-style-name="Обычный" style:family="paragraph">
      <style:text-properties style:font-name="Courier New" style:font-name-complex="Courier New" style:language-asian="uk" style:country-asian="UA"/>
    </style:style>
    <style:style style:name="P179" style:parent-style-name="Обычный" style:family="paragraph">
      <style:text-properties style:font-name="Courier New" style:font-name-complex="Courier New" style:language-asian="uk" style:country-asian="UA"/>
    </style:style>
    <style:style style:name="P180" style:parent-style-name="Обычный" style:family="paragraph">
      <style:text-properties style:language-asian="uk" style:country-asian="UA"/>
    </style:style>
    <style:style style:name="T181" style:parent-style-name="Основнойшрифтабзаца" style:family="text">
      <style:text-properties style:language-asian="uk" style:country-asian="UA"/>
    </style:style>
    <style:style style:name="T182" style:parent-style-name="Основнойшрифтабзаца" style:family="text">
      <style:text-properties fo:color="#222222" style:language-asian="uk" style:country-asian="UA"/>
    </style:style>
    <style:style style:name="T183" style:parent-style-name="Основнойшрифтабзаца" style:family="text">
      <style:text-properties fo:color="#222222" style:language-asian="uk" style:country-asian="UA"/>
    </style:style>
    <style:style style:name="T184" style:parent-style-name="Основнойшрифтабзаца" style:family="text">
      <style:text-properties style:language-asian="uk" style:country-asian="UA"/>
    </style:style>
    <style:style style:name="T185" style:parent-style-name="Основнойшрифтабзаца" style:family="text">
      <style:text-properties fo:color="#222222" style:language-asian="uk" style:country-asian="UA"/>
    </style:style>
    <style:style style:name="T186" style:parent-style-name="Основнойшрифтабзаца" style:family="text">
      <style:text-properties style:language-asian="uk" style:country-asian="UA"/>
    </style:style>
    <style:style style:name="T187" style:parent-style-name="Основнойшрифтабзаца" style:family="text">
      <style:text-properties fo:color="#222222" style:language-asian="uk" style:country-asian="UA"/>
    </style:style>
    <style:style style:name="T188" style:parent-style-name="Основнойшрифтабзаца" style:family="text">
      <style:text-properties style:language-asian="uk" style:country-asian="UA"/>
    </style:style>
    <style:style style:name="T189" style:parent-style-name="Основнойшрифтабзаца" style:family="text">
      <style:text-properties fo:color="#222222" style:language-asian="uk" style:country-asian="UA"/>
    </style:style>
    <style:style style:name="T190" style:parent-style-name="Основнойшрифтабзаца" style:family="text">
      <style:text-properties style:language-asian="uk" style:country-asian="UA"/>
    </style:style>
    <style:style style:name="T191" style:parent-style-name="Основнойшрифтабзаца" style:family="text">
      <style:text-properties fo:color="#222222" style:language-asian="uk" style:country-asian="UA"/>
    </style:style>
    <style:style style:name="T192" style:parent-style-name="Основнойшрифтабзаца" style:family="text">
      <style:text-properties style:language-asian="uk" style:country-asian="UA"/>
    </style:style>
    <style:style style:name="T193" style:parent-style-name="Основнойшрифтабзаца" style:family="text">
      <style:text-properties fo:color="#222222" style:language-asian="uk" style:country-asian="UA"/>
    </style:style>
    <style:style style:name="T194" style:parent-style-name="Основнойшрифтабзаца" style:family="text">
      <style:text-properties style:language-asian="uk" style:country-asian="UA"/>
    </style:style>
    <style:style style:name="T195" style:parent-style-name="Основнойшрифтабзаца" style:family="text">
      <style:text-properties style:language-asian="uk" style:country-asian="UA"/>
    </style:style>
    <style:style style:name="T196" style:parent-style-name="Основнойшрифтабзаца" style:family="text">
      <style:text-properties style:font-name="Times New Roman" style:use-window-font-color="true"/>
    </style:style>
    <style:style style:name="T197" style:parent-style-name="Основнойшрифтабзаца" style:family="text">
      <style:text-properties style:font-name="Times New Roman" style:use-window-font-color="true"/>
    </style:style>
    <style:style style:name="T198" style:parent-style-name="Основнойшрифтабзаца" style:family="text">
      <style:text-properties style:font-name="Times New Roman" fo:language="uk" fo:country="UA"/>
    </style:style>
    <style:style style:name="T199" style:parent-style-name="Основнойшрифтабзаца" style:family="text">
      <style:text-properties style:font-name="Liberation Serif" style:font-name-asian="Segoe UI" style:font-name-complex="Tahoma" fo:font-weight="normal" style:font-weight-asian="normal" style:font-weight-complex="normal" fo:color="#000000" style:letter-kerning="true" fo:font-size="12pt" style:font-size-asian="12pt" style:font-size-complex="12pt" fo:language="uk" fo:country="UA" style:language-asian="zh" style:country-asian="CN" style:language-complex="hi" style:country-complex="IN"/>
    </style:style>
    <style:style style:name="T200" style:parent-style-name="Основнойшрифтабзаца" style:family="text">
      <style:text-properties style:font-name="Times New Roman" fo:font-weight="normal" style:font-weight-asian="normal" style:use-window-font-color="true" fo:font-size="14pt" style:font-size-asian="14pt" style:font-size-complex="14pt"/>
    </style:style>
    <style:style style:name="T201" style:parent-style-name="Основнойшрифтабзаца" style:family="text">
      <style:text-properties style:font-name="Times New Roman" fo:font-weight="normal" style:font-weight-asian="normal" style:use-window-font-color="true" fo:font-size="14pt" style:font-size-asian="14pt" style:font-size-complex="14pt" fo:language="uk" fo:country="UA"/>
    </style:style>
    <style:style style:name="T202"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03"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04"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05"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P206" style:parent-style-name="Заголовок3" style:family="paragraph">
      <style:text-properties style:font-name="Times New Roman" fo:font-weight="normal" style:font-weight-asian="normal" style:use-window-font-color="true" fo:font-size="11pt" style:font-size-asian="11pt" style:font-size-complex="14pt" fo:language="uk" fo:country="UA"/>
    </style:style>
    <style:style style:name="T207"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08"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09"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10"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11"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12"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13"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14"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15"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16"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P217" style:parent-style-name="Заголовок3" style:family="paragraph">
      <style:text-properties style:font-name="Times New Roman" fo:font-weight="normal" style:font-weight-asian="normal" style:use-window-font-color="true" fo:font-size="11pt" style:font-size-asian="11pt" style:font-size-complex="14pt" fo:language="uk" fo:country="UA"/>
    </style:style>
    <style:style style:name="T218"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19"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20"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P221" style:parent-style-name="Заголовок3" style:family="paragraph">
      <style:text-properties style:font-name="Times New Roman" fo:font-weight="normal" style:font-weight-asian="normal" style:use-window-font-color="true" fo:font-size="11pt" style:font-size-asian="11pt" style:font-size-complex="14pt" fo:language="uk" fo:country="UA"/>
    </style:style>
    <style:style style:name="P222" style:parent-style-name="Заголовок3" style:family="paragraph">
      <style:text-properties style:font-name="Times New Roman" fo:font-weight="normal" style:font-weight-asian="normal" style:use-window-font-color="true" fo:font-size="11pt" style:font-size-asian="11pt" style:font-size-complex="14pt" fo:language="uk" fo:country="UA"/>
    </style:style>
    <style:style style:name="T223" style:parent-style-name="Основнойшрифтабзаца" style:family="text">
      <style:text-properties style:font-name="Times New Roman" fo:font-weight="normal" style:font-weight-asian="normal" style:use-window-font-color="true" fo:font-size="11pt" style:font-size-asian="11pt" style:font-size-complex="14pt" fo:language="uk" fo:country="UA"/>
    </style:style>
    <style:style style:name="T224"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25"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26"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P227"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28"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29"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0"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1"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2"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3"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4"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5"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6"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7"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38"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T239"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0"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1"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2"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3"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4"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5"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46"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47"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48"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49"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50"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51"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52"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53"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P254" style:parent-style-name="Заголовок3" style:family="paragraph">
      <style:text-properties style:font-name="Times New Roman" fo:font-weight="normal" style:font-weight-asian="normal" style:use-window-font-color="true" fo:font-size="11pt" style:font-size-asian="11pt" style:font-size-complex="14pt"/>
    </style:style>
    <style:style style:name="T255"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56"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57"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58"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59"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0"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61"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2"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63"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4"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5"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6"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7"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8"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69"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70"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P271" style:parent-style-name="Заголовок3" style:family="paragraph">
      <style:text-properties style:font-name="Times New Roman" fo:font-weight="normal" style:font-weight-asian="normal" style:use-window-font-color="true" fo:font-size="11pt" style:font-size-asian="11pt" style:font-size-complex="14pt"/>
    </style:style>
    <style:style style:name="P272" style:parent-style-name="Заголовок3" style:family="paragraph">
      <style:text-properties style:font-name="Times New Roman" fo:font-weight="normal" style:font-weight-asian="normal" style:use-window-font-color="true" fo:font-size="11pt" style:font-size-asian="11pt" style:font-size-complex="14pt"/>
    </style:style>
    <style:style style:name="T273"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74"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75"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76"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77"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78"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279"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0"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1"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2"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3"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4"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5"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6"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7"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8"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89"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0"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1"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2"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3"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4"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5"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6"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T297"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P298"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299"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0"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1"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2"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3"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4"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5"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6"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7"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8"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09"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10"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11"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P312" style:parent-style-name="Заголовок3" style:family="paragraph">
      <style:text-properties style:font-name="Times New Roman" fo:font-weight="normal" style:font-weight-asian="normal" style:use-window-font-color="true" fo:font-size="11pt" style:font-size-asian="11pt" style:font-size-complex="14pt" fo:language="en" fo:country="US"/>
    </style:style>
    <style:style style:name="T313" style:parent-style-name="Основнойшрифтабзаца" style:family="text">
      <style:text-properties style:font-name="Times New Roman" fo:font-weight="normal" style:font-weight-asian="normal" style:use-window-font-color="true" fo:font-size="11pt" style:font-size-asian="11pt" style:font-size-complex="14pt" fo:language="en" fo:country="US"/>
    </style:style>
    <style:style style:name="T314" style:parent-style-name="Основнойшрифтабзаца" style:family="text">
      <style:text-properties style:font-name="Times New Roman" fo:font-weight="normal" style:font-weight-asian="normal" style:use-window-font-color="true" fo:font-size="11pt" style:font-size-asian="11pt" style:font-size-complex="14pt"/>
    </style:style>
    <style:style style:name="P315" style:parent-style-name="Заголовок3" style:family="paragraph">
      <style:text-properties style:font-name="Times New Roman" fo:font-weight="normal" style:font-weight-asian="normal" style:use-window-font-color="true" fo:font-size="11pt" style:font-size-asian="11pt" style:font-size-complex="14pt"/>
    </style:style>
    <style:style style:name="P316" style:parent-style-name="Standard" style:family="paragraph">
      <style:paragraph-properties fo:margin-bottom="0.1111in" style:line-height-at-least="0.2166in"/>
    </style:style>
    <style:style style:name="P317"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use-window-font-color="true" fo:font-size="14pt" style:font-size-asian="14pt" style:font-size-complex="14pt"/>
    </style:style>
    <style:style style:name="P318"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319"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320" style:parent-style-name="Standard" style:family="paragraph">
      <style:paragraph-properties fo:margin-bottom="0.1111in" style:line-height-at-least="0.2166in"/>
    </style:style>
    <style:style style:name="T321"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322" style:parent-style-name="Основнойшрифтабзаца" style:family="text">
      <style:text-properties style:font-name="Times New Roman" style:font-name-complex="Times New Roman" fo:color="#5983B0" fo:font-size="14pt" style:font-size-asian="14pt" style:font-size-complex="14pt"/>
    </style:style>
  </office:automatic-styles>
  <office:body>
    <office:text text:use-soft-page-breaks="true">
      <text:p text:style-name="P1"><text:span text:style-name="T2">Кам’янець-Подільський національний університет</text:span><text:span text:style-name="T3"><text:line-break/></text:span><text:span text:style-name="T4">імені Івана Огієнка</text:span></text:p>
      <text:p text:style-name="P5">  </text:p>
      <text:p text:style-name="P6"> </text:p>
      <text:p text:style-name="P7">КАФЕДРА КОМП’ЮТЕРНИХ НАУК</text:p>
      <text:p text:style-name="P8"><text:span text:style-name="T9"> </text:span></text:p>
      <text:p text:style-name="P10"><text:span text:style-name="T11"> </text:span></text:p>
      <text:p text:style-name="P12"/>
      <text:p text:style-name="P13"><text:span text:style-name="T14">Навчальна дисципліна<text:s/></text:span><text:span text:style-name="T15">«</text:span><text:span text:style-name="T16">Об’єктно-орієнтоване програмування</text:span><text:span text:style-name="T17">»</text:span></text:p>
      <text:p text:style-name="P18"><text:span text:style-name="T19"> </text:span></text:p>
      <text:p text:style-name="P20"><text:span text:style-name="T21"> </text:span></text:p>
      <text:p text:style-name="P22"><text:span text:style-name="T23">ЛАБОРАТОРНА РОБОТА<text:s/></text:span><text:span text:style-name="T24">#010</text:span><text:span text:style-name="T25">9</text:span></text:p>
      <text:p text:style-name="P26"><text:span text:style-name="T27"> </text:span></text:p>
      <text:p text:style-name="P28">Тема:</text:p>
      <text:p text:style-name="P29"><text:span text:style-name="T30">ДЕЛЕГАТИ</text:span><text:span text:style-name="T31"><text:s/></text:span><text:span text:style-name="T32">І ПОДІЇ</text:span><text:span text:style-name="T33">.</text:span></text:p>
      <text:p text:style-name="P34"><text:span text:style-name="T35">Варіант №</text:span><text:span text:style-name="T36">6</text:span></text:p>
      <text:p text:style-name="P37"/>
      <text:p text:style-name="P38"><text:span text:style-name="T39"> </text:span></text:p>
      <text:p text:style-name="P40"><text:span text:style-name="T41">Виконав</text:span><text:span text:style-name="T42">:</text:span><text:span text:style-name="T43"><text:line-break/></text:span><text:span text:style-name="T44">студент<text:s/></text:span><text:span text:style-name="T45">1</text:span><text:span text:style-name="T46">-го курсу</text:span><text:span text:style-name="T47"><text:line-break/></text:span><text:span text:style-name="T48">групи KN</text:span><text:span text:style-name="T49">ms</text:span><text:span text:style-name="T50">1-B2</text:span><text:span text:style-name="T51">3</text:span><text:span text:style-name="T52"><text:line-break/></text:span><text:span text:style-name="T53">Дарманський М.А.</text:span></text:p>
      <text:p text:style-name="P54"/>
      <text:p text:style-name="P55"><text:span text:style-name="T56">Прийняла</text:span><text:span text:style-name="T57">:</text:span><text:span text:style-name="T58"><text:line-break/></text:span><text:span text:style-name="T59">старший викладач,</text:span><text:span text:style-name="T60"><text:line-break/></text:span><text:span text:style-name="T61">Мястковська М.О.</text:span></text:p>
      <text:p text:style-name="P62"/>
      <text:p text:style-name="P63"/>
      <text:p text:style-name="P64">Кам’янець-Подільський – 2023</text:p>
      <text:p text:style-name="P65"/>
      <text:p text:style-name="P66"><text:bookmark-start text:name="_Toc191167405"/><text:soft-page-break/>Теоретичні відомості<text:bookmark-end text:name="_Toc191167405"/></text:p>
      <text:h text:style-name="P67" text:outline-level="2">Делегати</text:h>
      <text:p text:style-name="Обычный"><text:span text:style-name="T68">Почнемо з визначення терміну </text:span><text:span text:style-name="T69">делегат </text:span><text:span text:style-name="T70">(delegate). Делегат – це об'єкт, який може посилатися на метод. Таким чином, створюючи делегата, ви, по суті, створюєте об'єкт, який може містити посилання на метод. Більш того, цей метод можна викликати за допомогою відповідного посилання. Таким чином, де</text:span><text:span text:style-name="T71">легат може викликати метод, на який він посилається.</text:span></text:p>
      <text:p text:style-name="P72">Делегат в C# в деякому роді аналогічний покажчику на функцію в C/C++.</text:p>
      <text:p text:style-name="Обычный"><text:span text:style-name="T73">Делегат </text:span><text:span text:style-name="T74">задає визначення функціонального типу (класу) даних. Екземплярами класу є функції. Опис </text:span><text:span text:style-name="T75">делегата </text:span><text:span text:style-name="T76">в мові C# є описом ще одного</text:span><text:span text:style-name="T77"><text:s/>окремого випадку класу. Кожен </text:span><text:span text:style-name="T78">делегат </text:span><text:span text:style-name="T79">описує множину функцій із заданою сигнатурою. Кожна функція (метод), сигнатура якої співпадає з сигнатурою </text:span><text:span text:style-name="T80">делегата</text:span><text:span text:style-name="T81">, може розглядатися як екземпляр класу, заданого </text:span><text:span text:style-name="T82">делегатом</text:span><text:span text:style-name="T83">. Синтаксис оголошення </text:span><text:span text:style-name="T84">делегата </text:span><text:span text:style-name="T85">має наступни</text:span><text:span text:style-name="T86">й вигляд:</text:span></text:p>
      <text:p text:style-name="P87">[&lt;специфікатор доступу&gt;] delegate &lt;тип результату &gt; &lt;ім'я класу&gt; (&lt;список аргументів&gt;);</text:p>
      <text:p text:style-name="Обычный"><text:span text:style-name="T88">Цим оголошенням класу задається функціональний тип - множина функцій із заданою сигнатурою, у яких аргументи визначаються списком, заданим в оголошенні </text:span><text:span text:style-name="T89">делега</text:span><text:span text:style-name="T90">та</text:span><text:span text:style-name="T91">, і тип значення, що повертається, визначається типом результату </text:span><text:span text:style-name="T92">делегата</text:span><text:span text:style-name="T93">.</text:span></text:p>
      <text:p text:style-name="Обычный"><text:span text:style-name="T94">Специфікатор доступу може бути, як завжди, опущений. Де слід розміщувати оголошення<text:s/></text:span><text:span text:style-name="T95">делегата</text:span><text:span text:style-name="T96">? Як і у всякого класу, є дві можливості:</text:span></text:p>
      <text:list text:style-name="LFO4" text:continue-numbering="true">
        <text:list-item>
          <text:p text:style-name="P97">безпосередньо у просторі імен, разом з оголошеннями інших класів, структур, інтерфейсів;</text:p>
        </text:list-item>
        <text:list-item>
          <text:p text:style-name="P98">усередині іншого класу, разом з оголошеннями методів і властивостей. Таке оголошення розглядається як оголошення вкладеного класу.</text:p>
        </text:list-item>
      </text:list>
      <text:p text:style-name="Обычный"><text:span text:style-name="T99">Так само, як і інтерфейси C#, делегати не задають реалізації. Фактично між<text:s/></text:span><text:span text:style-name="T100">деякими класами і делегатом полягає контракт на реалізацію делегата. Класи, згодні, з контрактом повинні оголосити у себе статичні або динамічні функції, сигнатура яких співпадає з сигнатурою делегата. Якщо контракт виконується, то можна створити екземпляр</text:span><text:span text:style-name="T101">и делегата, привласнивши їм як значення функції, що задовольняють контракту. Відмітьте, контракт є жорстким: не допускається ситуація, при якій у делегата тип параметра, - </text:span><text:span text:style-name="T102">object</text:span><text:span text:style-name="T103">, а у екземпляра відповідний параметр має тип, узгоджений з </text:span><text:span text:style-name="T104">object</text:span><text:span text:style-name="T105">, наприклад,</text:span><text:span text:style-name="T106"> </text:span><text:span text:style-name="T107">int</text:span><text:span text:style-name="T108">.</text:span></text:p>
      <text:p text:style-name="Обычный"><text:span text:style-name="T109">Одне з найбільш важливих застосувань </text:span><text:span text:style-name="T110">делегатів </text:span><text:span text:style-name="T111">пов'язане з </text:span><text:span text:style-name="T112">функціями вищих порядків</text:span><text:span text:style-name="T113">.<text:s/></text:span><text:span text:style-name="T114">Функцією вищого порядку </text:span><text:span text:style-name="T115">називається така функція (метод) класу, у якої один або декілька аргументів належать до функціонального типу. Без цих функцій в програмуванні</text:span><text:span text:style-name="T116"><text:s/>обійтися досить важко. Класичним прикладом є функція обчислення інтеграла, у якої один з аргументів задає підінтегральну функцію. Іншим прикладом може служити функція, що сортує об'єкти. Аргументом її є функція </text:span><text:span text:style-name="T117">Compare</text:span><text:span text:style-name="T118">, що порівнює два об'єкти. Залежно ві</text:span><text:span text:style-name="T119">д того, яка функція порівняння буде передана на вхід функції сортування, об'єкти сортуватимуться по-різному, наприклад, по імені, або по ключу, або по декількох полях. Використання функції вищого порядку приведене в Прикладі #5 Завдання 1.</text:span></text:p>
      <text:h text:style-name="P120" text:outline-level="2">Операції над делегатами. Клас Delegate.</text:h>
      <text:p text:style-name="P121">При визначенні функціонального типу, наприклад:</text:p>
      <text:p text:style-name="P122">public delegate int FType(int X);</text:p>
      <text:p text:style-name="Обычный"><text:span text:style-name="T123">змінна </text:span><text:span text:style-name="T124">FType </text:span><text:span text:style-name="T125">належить </text:span><text:span text:style-name="T126">класу Delegate</text:span><text:span text:style-name="T127">. Чому ж її не можна оголосити звичним чином? Справа не тільки в синтаксичних особливостях цього класу. Річ у<text:s/></text:span><text:span text:style-name="T128">тому, що </text:span><text:span text:style-name="T129">клас Delegate </text:span><text:span text:style-name="T130">є абстрактним класом. Ось його оголошення:</text:span></text:p>
      <text:p text:style-name="P131">public abstract class Delegate: ICloneable, ISerializable</text:p>
      <text:p text:style-name="Обычный"><text:span text:style-name="T132">Для абстрактних класів реалізація не визначена, і це означає, що не можна створювати<text:s/></text:span><text:soft-page-break/><text:span text:style-name="T133">екземпляри класу.<text:s/></text:span><text:span text:style-name="T134">Клас Delegate </text:span><text:span text:style-name="T135">слугує базовим<text:s/></text:span><text:span text:style-name="T136">класом для класів-спадкоємців. Але створювати спадкоємців можуть тільки компілятори і системні програми – цього не можна зробити в програмі на C#. Саме тому введено ключове слово </text:span><text:span text:style-name="T137">delegate</text:span><text:span text:style-name="T138">, яке побічно дозволяє працювати з </text:span><text:span text:style-name="T139">класом Delegate</text:span><text:span text:style-name="T140">, створюючи вже не<text:s/></text:span><text:span text:style-name="T141">абстрактний, а реальний клас. Відмітьте, при цьому всі динамічні і статичні методи </text:span><text:span text:style-name="T142">класу Delegate </text:span><text:span text:style-name="T143">стають доступними програмістові.</text:span></text:p>
      <text:p text:style-name="Обычный"><text:span text:style-name="T144">У делегатів є одна чудова властивість - їх можна комбінувати. Уявіть собі, що існує список робіт, які потрібно виконувати, за</text:span><text:span text:style-name="T145">лежно від обставин, в різних комбінаціях. Якщо функції, що виконують окремі роботи, належать одному класу, то для вирішення завдання можна використовувати<text:s/></text:span><text:span text:style-name="T146">делегатів<text:s/></text:span><text:span text:style-name="T147">і використовувати </text:span><text:span text:style-name="T148">техніку їх комбінування</text:span><text:span text:style-name="T149">. Можливість </text:span><text:span text:style-name="T150">комбінування делегатів<text:s/></text:span><text:span text:style-name="T151">з'явилася, в п</text:span><text:span text:style-name="T152">ершу чергу, для підтримки роботи з подіями. Коли виникає деяка подія, то повідомлення про нього посилається різним об'єктам, кожний з яких по-своєму обробляє подію. Реалізується ця можливість на основі </text:span><text:span text:style-name="T153">комбінування делегатів</text:span><text:span text:style-name="T154">, званою інакше </text:span><text:span text:style-name="T155">багатоадресною п</text:span><text:span text:style-name="T156">ередачею<text:s/></text:span><text:span text:style-name="T157">(multicasting).</text:span></text:p>
      <text:p text:style-name="P158"/>
      <text:p text:style-name="Обычный"><text:span text:style-name="T159">Зрозуміло, що, якщо є операція приєднання </text:span><text:span text:style-name="T160">делегатів</text:span><text:span text:style-name="T161">, то повинна бути і зворотна операція, що дозволяє видаляти </text:span><text:span text:style-name="T162">делегатів </text:span><text:span text:style-name="T163">із списку. Вона здійснюється за допомогою методу Remove() або операції “</text:span><text:span text:style-name="T164">-=”.</text:span></text:p>
      <text:p text:style-name="P165"/>
      <text:p text:style-name="Обычный"><text:span text:style-name="T166">Розглянемо основні </text:span><text:span text:style-name="T167">методи і<text:s/></text:span><text:span text:style-name="T168">властивості класу Delegate</text:span><text:span text:style-name="T169">. Почнемо з двох статичних методів – </text:span><text:span text:style-name="T170">Combine<text:s/></text:span><text:span text:style-name="T171">і<text:s/></text:span><text:span text:style-name="T172">Remove</text:span><text:span text:style-name="T173">. Перший з них приєднує </text:span><text:span text:style-name="T174">екземпляри делегата </text:span><text:span text:style-name="T175">до списку, другий - видаляє із списку. Обидва методи мають схожий синтаксис:</text:span></text:p>
      <text:p text:style-name="P176"/>
      <text:p text:style-name="P177">Combine(del1, del2)</text:p>
      <text:p text:style-name="P178"/>
      <text:p text:style-name="P179">Remove(del1, del2)</text:p>
      <text:p text:style-name="P180"/>
      <text:p text:style-name="Обычный"><text:span text:style-name="T181">Аргументи </text:span><text:span text:style-name="T182">del1</text:span><text:span text:style-name="T183"> </text:span><text:span text:style-name="T184">і </text:span><text:span text:style-name="T185">del2 </text:span><text:span text:style-name="T186">повинні бути одного функціонального класу. При додаванні </text:span><text:span text:style-name="T187">del2 </text:span><text:span text:style-name="T188">в список, в якому </text:span><text:span text:style-name="T189">del2 </text:span><text:span text:style-name="T190">вже присутній, буде доданий другий екземпляр. При спробі видалення </text:span><text:span text:style-name="T191">del2 </text:span><text:span text:style-name="T192">із списку, в якому </text:span><text:span text:style-name="T193">del2 </text:span><text:span text:style-name="T194">немає, Remove благополучно завершить роботу, не видаючи повідомленн</text:span><text:span text:style-name="T195">я про помилку.</text:span></text:p>
      <text:soft-page-break/>
      <text:h text:style-name="Заголовок1" text:outline-level="1"><text:span text:style-name="T196">2) Написати повні умови задачі.<text:s/></text:span><text:span text:style-name="T197"><text:line-break/></text:span><text:span text:style-name="T198">Завдання для виконання<text:s/></text:span></text:h>
      <text:h text:style-name="Заголовок3" text:outline-level="3"><text:span text:style-name="T199">Розробити клас для знаходження одного кореня рівняння за допомогою методу дотичних з використанням делегатів.</text:span></text:h>
      <text:h text:style-name="Заголовок3" text:outline-level="3"><text:span text:style-name="T200">3-4) Послідовність виконання завдань (вказати назви меню, назви команд, рядки програми тощо; також, використовуючи, копії вікон програми). Лістинги програм</text:span><text:span text:style-name="T201">.</text:span></text:h>
      <text:h text:style-name="Заголовок3" text:outline-level="3"><text:span text:style-name="T202">using</text:span><text:span text:style-name="T203"><text:s/></text:span><text:span text:style-name="T204">System</text:span><text:span text:style-name="T205">;</text:span></text:h>
      <text:h text:style-name="P206" text:outline-level="3">//<text:s/>Делегат<text:s/>для<text:s/>функції,<text:s/>яку<text:s/>будемо<text:s/>знаходити</text:h>
      <text:h text:style-name="Заголовок3" text:outline-level="3"><text:span text:style-name="T207">delegate</text:span><text:span text:style-name="T208"><text:s/></text:span><text:span text:style-name="T209">double</text:span><text:span text:style-name="T210"><text:s/></text:span><text:span text:style-name="T211">EquationFunction</text:span><text:span text:style-name="T212">(</text:span><text:span text:style-name="T213">double</text:span><text:span text:style-name="T214"><text:s/></text:span><text:span text:style-name="T215">x</text:span><text:span text:style-name="T216">);</text:span></text:h>
      <text:h text:style-name="P217" text:outline-level="3"/>
      <text:h text:style-name="Заголовок3" text:outline-level="3"><text:span text:style-name="T218">class</text:span><text:span text:style-name="T219"><text:s/></text:span><text:span text:style-name="T220">NewtonRaphson</text:span></text:h>
      <text:h text:style-name="P221" text:outline-level="3">{</text:h>
      <text:h text:style-name="P222" text:outline-level="3"><text:s text:c="4"/>//<text:s/>Метод<text:s/>для<text:s/>знаходження<text:s/>кореня<text:s/>рівняння<text:s/>за<text:s/>допомогою<text:s/>методу<text:s/>дотичних</text:h>
      <text:h text:style-name="Заголовок3" text:outline-level="3"><text:span text:style-name="T223"><text:s text:c="4"/></text:span><text:span text:style-name="T224">public static double FindRoot(EquationFunction func, EquationFunction derivative, double initia</text:span><text:span text:style-name="T225">l</text:span><text:span text:style-name="T226">Guess, double epsilon = 1e-6, int maxIterations = 100)</text:span></text:h>
      <text:h text:style-name="P227" text:outline-level="3"><text:s text:c="4"/>{</text:h>
      <text:h text:style-name="P228" text:outline-level="3"><text:s text:c="8"/>double x = initialGuess;</text:h>
      <text:h text:style-name="P229" text:outline-level="3"/>
      <text:h text:style-name="P230" text:outline-level="3"><text:s text:c="8"/>for (int i = 0; i &lt; maxIterations; i++)</text:h>
      <text:h text:style-name="P231" text:outline-level="3"><text:s text:c="8"/>{</text:h>
      <text:h text:style-name="P232" text:outline-level="3"><text:s text:c="12"/>double fx = func(x);</text:h>
      <text:h text:style-name="P233" text:outline-level="3"><text:s text:c="12"/>double dfx = derivative(x);</text:h>
      <text:h text:style-name="P234" text:outline-level="3"/>
      <text:h text:style-name="P235" text:outline-level="3"><text:s text:c="12"/>if (Math.Abs(fx) &lt; epsilon)</text:h>
      <text:h text:style-name="P236" text:outline-level="3"><text:s text:c="16"/>return x; //<text:s/>Знашли<text:s/>корінь</text:h>
      <text:h text:style-name="P237" text:outline-level="3"/>
      <text:h text:style-name="P238" text:outline-level="3"><text:s text:c="12"/>if (Math.Abs(dfx) &lt; epsilon)</text:h>
      <text:h text:style-name="Заголовок3" text:outline-level="3"><text:span text:style-name="T239"><text:s text:c="16"/>throw new InvalidOperationException("</text:span><text:span text:style-name="T240">Дотична</text:span><text:span text:style-name="T241"><text:s/></text:span><text:span text:style-name="T242">стає</text:span><text:span text:style-name="T243"><text:s/></text:span><text:span text:style-name="T244">горизонтальною</text:span><text:span text:style-name="T245">.<text:s/></text:span><text:span text:style-name="T246">Неможливо</text:span><text:span text:style-name="T247"><text:s/></text:span><text:span text:style-name="T248">продо</text:span><text:span text:style-name="T249">в</text:span><text:span text:style-name="T250">жити</text:span><text:span text:style-name="T251"><text:s/></text:span><text:span text:style-name="T252">обчислення</text:span><text:span text:style-name="T253">.");</text:span></text:h>
      <text:h text:style-name="P254" text:outline-level="3"/>
      <text:soft-page-break/>
      <text:h text:style-name="Заголовок3" text:outline-level="3"><text:span text:style-name="T255"><text:s text:c="12"/></text:span><text:span text:style-name="T256">x</text:span><text:span text:style-name="T257"><text:s/>=<text:s/></text:span><text:span text:style-name="T258">x</text:span><text:span text:style-name="T259"><text:s/>-<text:s/></text:span><text:span text:style-name="T260">fx</text:span><text:span text:style-name="T261"><text:s/>/<text:s/></text:span><text:span text:style-name="T262">dfx</text:span><text:span text:style-name="T263">; //<text:s/></text:span><text:span text:style-name="T264">Оновлення</text:span><text:span text:style-name="T265"><text:s/></text:span><text:span text:style-name="T266">за</text:span><text:span text:style-name="T267"><text:s/></text:span><text:span text:style-name="T268">методом</text:span><text:span text:style-name="T269"><text:s/></text:span><text:span text:style-name="T270">дотичних</text:span></text:h>
      <text:h text:style-name="P271" text:outline-level="3"><text:s text:c="8"/>}</text:h>
      <text:h text:style-name="P272" text:outline-level="3"/>
      <text:h text:style-name="Заголовок3" text:outline-level="3"><text:span text:style-name="T273"><text:s text:c="8"/></text:span><text:span text:style-name="T274">throw</text:span><text:span text:style-name="T275"><text:s/></text:span><text:span text:style-name="T276">new</text:span><text:span text:style-name="T277"><text:s/></text:span><text:span text:style-name="T278">InvalidOperationException</text:span><text:span text:style-name="T279">("</text:span><text:span text:style-name="T280">Досягнута</text:span><text:span text:style-name="T281"><text:s/></text:span><text:span text:style-name="T282">максимальна</text:span><text:span text:style-name="T283"><text:s/></text:span><text:span text:style-name="T284">кількість</text:span><text:span text:style-name="T285"><text:s/></text:span><text:span text:style-name="T286">ітерацій</text:span><text:span text:style-name="T287"><text:s/></text:span><text:span text:style-name="T288">без</text:span><text:span text:style-name="T289"><text:s/></text:span><text:span text:style-name="T290">знахо</text:span><text:span text:style-name="T291">д</text:span><text:span text:style-name="T292">ження</text:span><text:span text:style-name="T293"><text:s/></text:span><text:span text:style-name="T294">кореня</text:span><text:span text:style-name="T295">.");</text:span></text:h>
      <text:h text:style-name="Заголовок3" text:outline-level="3"><text:span text:style-name="T296"><text:s text:c="4"/></text:span><text:span text:style-name="T297">}</text:span></text:h>
      <text:h text:style-name="P298" text:outline-level="3">}</text:h>
      <text:h text:style-name="P299" text:outline-level="3"/>
      <text:h text:style-name="P300" text:outline-level="3">class Program</text:h>
      <text:h text:style-name="P301" text:outline-level="3">{</text:h>
      <text:h text:style-name="P302" text:outline-level="3"><text:s text:c="4"/>//<text:s/>Приклад<text:s/>використання</text:h>
      <text:h text:style-name="P303" text:outline-level="3"><text:s text:c="4"/>static void Main()</text:h>
      <text:h text:style-name="P304" text:outline-level="3"><text:s text:c="4"/>{</text:h>
      <text:h text:style-name="P305" text:outline-level="3"><text:s text:c="8"/>//<text:s/>Задаємо<text:s/>рівняння<text:s/>та<text:s/>його<text:s/>похідну</text:h>
      <text:h text:style-name="P306" text:outline-level="3"><text:s text:c="8"/>EquationFunction equation = x =&gt; x * x - 4; // x^2 - 4 = 0</text:h>
      <text:h text:style-name="P307" text:outline-level="3"><text:s text:c="8"/>EquationFunction derivative = x =&gt; 2 * x; <text:s/>//<text:s/>Похідна: 2x</text:h>
      <text:h text:style-name="P308" text:outline-level="3"/>
      <text:h text:style-name="P309" text:outline-level="3"><text:s text:c="8"/>//<text:s/>Викликаємо<text:s/>метод<text:s/>для<text:s/>знаходження<text:s/>кореня</text:h>
      <text:h text:style-name="P310" text:outline-level="3"><text:s text:c="8"/>double root = NewtonRaphson.FindRoot(equation, derivative, 2);</text:h>
      <text:h text:style-name="P311" text:outline-level="3"/>
      <text:h text:style-name="P312" text:outline-level="3"><text:s text:c="8"/>Console.WriteLine($"Знайдений<text:s/>корінь<text:s/>рівняння: {root}");</text:h>
      <text:h text:style-name="Заголовок3" text:outline-level="3"><text:span text:style-name="T313"><text:s text:c="4"/></text:span><text:span text:style-name="T314">}</text:span></text:h>
      <text:h text:style-name="P315" text:outline-level="3">}</text:h>
      <text:p text:style-name="P316"/>
      <text:p text:style-name="P317">5) Результати роботи програм.</text:p>
      <text:p text:style-name="P318">Знайдений корінь рівняння: 2</text:p>
      <text:p text:style-name="P319"/>
      <text:p text:style-name="P320"><text:span text:style-name="T321">6) Посилання на програмний код розроблених програм у GitHub, GitLab або TFS.</text:span></text:p>
      <text:p text:style-name="Standard"><text:span text:style-name="T322">https://github.com/MaksymDarmanskyi/OOP_Less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widows="2" fo:orphans="2"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ru" fo:country="RU" style:language-asian="en" style:country-asian="US" style:language-complex="ar" style:country-complex="SA" fo:hyphenate="tru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0pt" style:font-size-asian="10pt" style:font-size-complex="10pt" fo:language="ru" fo:country="RU" style:language-asian="en" style:country-asian="US" style:language-complex="ar" style:country-complex="SA"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Symbol"/>
    </style:style>
    <style:style style:name="ListLabel2" style:display-name="ListLabel 2" style:family="text">
      <style:text-properties style:font-name="Symbol"/>
    </style:style>
    <style:style style:name="ListLabel3" style:display-name="ListLabel 3" style:family="text">
      <style:text-properties style:font-name="Symbol"/>
    </style:style>
    <style:style style:name="Default" style:display-name="Default" style:family="paragraph">
      <style:paragraph-properties fo:widows="2" fo:orphans="2" style:text-autospace="none" style:vertical-align="auto"/>
      <style:text-properties style:font-name="Times New Roman" style:font-name-asian="Calibri" style:font-name-complex="Times New Roman" style:letter-kerning="false" style:language-asian="uk" style:country-asian="UA" style:language-complex="ar" style:country-complex="SA" fo:hyphenate="true"/>
    </style:style>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ru" fo:country="RU" style:language-asian="en" style:country-asian="US" style:language-complex="ar" style:country-complex="SA"/>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color="#4F81BD" style:letter-kerning="false" fo:font-size="10pt" style:font-size-asian="10pt" style:font-size-complex="10pt" fo:language="ru" fo:country="RU" style:language-asian="en" style:country-asian="US" style:language-complex="ar" style:country-complex="SA"/>
    </style:style>
    <style:style style:name="Абзацсписка" style:display-name="Абзац списка" style:family="paragraph" style:parent-style-name="Обычный">
      <style:paragraph-properties fo:widows="2" fo:orphans="2" style:vertical-align="auto" fo:margin-bottom="0.1388in" fo:line-height="115%" fo:margin-left="0.5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Заголовок2Знак" style:display-name="Заголовок 2 Знак" style:family="text" style:parent-style-name="Основнойшрифтабзаца">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Гиперссылка" style:display-name="Гиперссылка" style:family="text">
      <style:text-properties fo:color="#0000FF" style:text-underline-type="single" style:text-underline-style="solid" style:text-underline-width="auto" style:text-underline-mode="continuous" style:text-underline-color="font-color"/>
    </style:style>
    <style:style style:name="Просмотреннаягиперссылка" style:display-name="Просмотренная гиперссылка" style:family="text">
      <style:text-properties fo:color="#800080" style:text-underline-type="single" style:text-underline-style="solid" style:text-underline-width="auto" style:text-underline-mode="continuous" style:text-underline-color="font-color"/>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Обычныйвеб" style:display-name="Обычный (веб)"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uk" style:country-asian="UA"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15%"/>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15%" fo:margin-left="0.152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line-height="115%" fo:margin-left="0.3055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4" style:display-name="Оглавление 4" style:family="paragraph" style:parent-style-name="Обычный" style:auto-update="true">
      <style:paragraph-properties style:vertical-align="auto" fo:margin-left="0.5402in" fo:text-indent="-0.3763in">
        <style:tab-stops/>
      </style:paragraph-properties>
      <style:text-properties style:font-name="Times New Roman" style:font-name-asian="Times New Roman" style:font-name-complex="Times New Roman" style:use-window-font-color="true" style:letter-kerning="false" fo:language="en" fo:country="US" style:language-asian="en" style:country-asian="US" style:language-complex="ar" style:country-complex="SA" fo:hyphenate="true"/>
    </style:style>
    <style:style style:name="Оглавление5" style:display-name="Оглавление 5" style:family="paragraph" style:parent-style-name="Обычный" style:auto-update="true">
      <style:paragraph-properties style:vertical-align="auto" fo:margin-left="0.8673in" fo:text-indent="-0.291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use-window-font-color="true" style:letter-kerning="false" fo:font-size="11pt" style:font-size-asian="11pt" style:font-size-complex="11pt" fo:language="en" fo:country="US" style:language-asian="en" style:country-asian="US" style:language-complex="ar" style:country-complex="SA" fo:hyphenate="true"/>
    </style:style>
    <style:style style:name="Оглавление6" style:display-name="Оглавление 6" style:family="paragraph" style:parent-style-name="Обычный" style:auto-update="true">
      <style:paragraph-properties style:vertical-align="auto" fo:margin-left="1.159in" fo:text-indent="-0.4166in">
        <style:tab-stops/>
      </style:paragraph-properties>
      <style:text-properties style:font-name="Times New Roman" style:font-name-asian="Times New Roman" style:font-name-complex="Times New Roman" fo:font-weight="bold" style:font-weight-asian="bold" style:font-weight-complex="bold" style:use-window-font-color="true" style:letter-kerning="false" fo:language="en" fo:country="US" style:language-asian="en" style:country-asian="US" style:language-complex="ar" style:country-complex="SA" fo:hyphenate="true"/>
    </style:style>
    <style:style style:name="Текстпримечания" style:display-name="Текст примечания" style:family="paragraph" style:parent-style-name="Обычный">
      <style:paragraph-properties fo:widows="2" fo:orphans="2" style:vertical-align="auto"/>
      <style:text-properties style:font-name="Times New Roman" style:font-name-asian="Times New Roman" style:font-name-complex="Times New Roman" style:use-window-font-color="true" style:letter-kerning="false" fo:font-size="10pt" style:font-size-asian="10pt" style:font-size-complex="10pt" fo:language="ru" fo:country="RU" style:language-asian="uk" style:country-asian="UA" style:language-complex="ar" style:country-complex="SA" fo:hyphenate="true"/>
    </style:style>
    <style:style style:name="ТекстпримечанияЗнак" style:display-name="Текст примечания Знак" style:family="text" style:parent-style-name="Основнойшрифтабзаца">
      <style:text-properties style:font-name="Times New Roman" style:font-name-asian="Times New Roman" style:font-name-complex="Times New Roman" style:use-window-font-color="true" style:letter-kerning="false" fo:font-size="10pt" style:font-size-asian="10pt" style:font-size-complex="10pt" fo:language="ru" fo:country="RU" style:language-asian="uk" style:country-asian="UA" style:language-complex="ar" style:country-complex="SA"/>
    </style:style>
    <style:style style:name="Верхнийколонтитул" style:display-name="Верхний колонтитул" style:family="paragraph" style:parent-style-name="Обычный">
      <style:paragraph-properties fo:widows="2" fo:orphans="2" style:vertical-align="auto">
        <style:tab-stops>
          <style:tab-stop style:type="center" style:position="3.3465in"/>
          <style:tab-stop style:type="right" style:position="6.693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ВерхнийколонтитулЗнак" style:display-name="Верхний колонтитул Знак" style:family="text" style:parent-style-name="Основнойшрифтабзаца">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style:style>
    <style:style style:name="Нижнийколонтитул" style:display-name="Нижний колонтитул" style:family="paragraph" style:parent-style-name="Обычный">
      <style:paragraph-properties fo:widows="2" fo:orphans="2" style:vertical-align="auto">
        <style:tab-stops>
          <style:tab-stop style:type="center" style:position="3.3465in"/>
          <style:tab-stop style:type="right" style:position="6.693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НижнийколонтитулЗнак" style:display-name="Нижний колонтитул Знак" style:family="text" style:parent-style-name="Основнойшрифтабзаца">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style:style>
    <style:style style:name="Название" style:display-name="Название" style:family="paragraph" style:parent-style-name="Обычный" style:next-style-name="Обычный">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Times New Roman" style:font-name-complex="Times New Roman" fo:color="#17365D" fo:letter-spacing="0.0034in" fo:font-size="26pt" style:font-size-asian="26pt" style:font-size-complex="26pt" fo:language="ru" fo:country="RU" style:language-asian="en" style:country-asian="US" style:language-complex="ar" style:country-complex="SA" fo:hyphenate="true"/>
    </style:style>
    <style:style style:name="НазваниеЗнак" style:display-name="Название Знак" style:family="text" style:parent-style-name="Основнойшрифтабзаца">
      <style:text-properties style:font-name="Cambria" style:font-name-asian="Times New Roman" style:font-name-complex="Times New Roman" fo:color="#17365D" fo:letter-spacing="0.0034in" style:letter-kerning="true" fo:font-size="26pt" style:font-size-asian="26pt" style:font-size-complex="26pt" fo:language="ru" fo:country="RU" style:language-asian="en" style:country-asian="US" style:language-complex="ar" style:country-complex="SA"/>
    </style:style>
    <style:style style:name="Основнойтекст" style:display-name="Основной текст" style:family="paragraph" style:parent-style-name="Обычный">
      <style:paragraph-properties style:vertical-align="auto" fo:margin-left="0.077in">
        <style:tab-stops/>
      </style:paragraph-properties>
      <style:text-properties style:font-name="Times New Roman" style:font-name-asian="Times New Roman" style:font-name-complex="Times New Roman" style:use-window-font-color="true" style:letter-kerning="false" fo:font-size="14pt" style:font-size-asian="14pt" style:font-size-complex="14pt" fo:language="en" fo:country="US" style:language-asian="en" style:country-asian="US" style:language-complex="ar" style:country-complex="SA" fo:hyphenate="true"/>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style:use-window-font-color="true" style:letter-kerning="false" fo:font-size="14pt" style:font-size-asian="14pt" style:font-size-complex="14pt" fo:language="en" fo:country="US" style:language-asian="en" style:country-asian="US" style:language-complex="ar" style:country-complex="SA"/>
    </style:style>
    <style:style style:name="Текствыноски" style:display-name="Текст выноски" style:family="paragraph" style:parent-style-name="Обычный">
      <style:paragraph-properties fo:widows="2" fo:orphans="2" style:vertical-align="auto"/>
      <style:text-properties style:font-name="Tahoma" style:font-name-asian="Calibri" style:font-name-complex="Times New Roman" style:use-window-font-color="true" style:letter-kerning="false" fo:font-size="8pt" style:font-size-asian="8pt" style:font-size-complex="8pt" fo:language="ru" fo:country="RU" style:language-asian="en" style:country-asian="US" style:language-complex="ar" style:country-complex="SA" fo:hyphenate="true"/>
    </style:style>
    <style:style style:name="ТекствыноскиЗнак" style:display-name="Текст выноски Знак" style:family="text" style:parent-style-name="Основнойшрифтабзаца">
      <style:text-properties style:font-name="Tahoma" style:font-name-asian="Calibri" style:font-name-complex="Times New Roman" style:use-window-font-color="true" style:letter-kerning="false" fo:font-size="8pt" style:font-size-asian="8pt" style:font-size-complex="8pt" fo:language="ru" fo:country="RU" style:language-asian="en" style:country-asian="US" style:language-complex="ar" style:country-complex="SA"/>
    </style:style>
    <style:style style:name="msonormal0" style:display-name="msonormal"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uk" style:country-asian="UA" style:language-complex="ar" style:country-complex="SA" fo:hyphenate="true"/>
    </style:style>
    <style:style style:name="TableParagraph" style:display-name="Table Paragraph" style:family="paragraph" style:parent-style-name="Обычный">
      <style:paragraph-properties style:vertical-align="auto"/>
      <style:text-properties style:font-name="Calibri" style:font-name-asian="Calibri" style:font-name-complex="Times New Roman" style:use-window-font-color="true" style:letter-kerning="false" fo:font-size="11pt" style:font-size-asian="11pt" style:font-size-complex="11pt" fo:language="en" fo:country="US" style:language-asian="en" style:country-asian="US" style:language-complex="ar" style:country-complex="SA" fo:hyphenate="true"/>
    </style:style>
    <style:style style:name="Normal1" style:display-name="Normal1" style:family="paragraph" style:parent-style-name="Обычный">
      <style:paragraph-properties fo:widows="2" fo:orphans="2" style:vertical-align="auto" fo:margin-bottom="0.1388in" fo:line-height="115%"/>
      <style:text-properties style:font-name="Calibri" style:font-name-asian="Times New Roman" style:font-name-complex="Times New Roman" style:use-window-font-color="true" style:letter-kerning="false" fo:font-size="11pt" style:font-size-asian="11pt" style:font-size-complex="11pt" fo:language="ru" fo:country="RU" style:language-asian="ru" style:country-asian="RU" style:language-complex="ar" style:country-complex="SA" fo:hyphenate="true"/>
    </style:style>
    <style:style style:name="Text" style:display-name="Text" style:family="paragraph" style:parent-style-name="Обычный">
      <style:paragraph-properties fo:widows="2" fo:orphans="2" fo:text-align="justify" style:vertical-align="auto" fo:line-height="115%" fo:text-indent="0.2951in"/>
      <style:text-properties style:font-name="Cambria" style:font-name-asian="Calibri" style:font-name-complex="Calibri" style:use-window-font-color="true" style:letter-kerning="false" fo:font-size="10pt" style:font-size-asian="10pt" style:font-size-complex="11pt" style:language-asian="en" style:country-asian="US" style:language-complex="ar" style:country-complex="SA" fo:hyphenate="true"/>
    </style:style>
    <style:style style:name="Text_0" style:display-name="Text_0" style:family="paragraph" style:parent-style-name="Text">
      <style:paragraph-properties fo:text-indent="0in"/>
      <style:text-properties fo:hyphenate="true"/>
    </style:style>
    <style:style style:name="Знакпримечания" style:display-name="Знак примечания" style:family="text">
      <style:text-properties fo:font-size="8pt" style:font-size-asian="8pt" style:font-size-complex="8pt"/>
    </style:style>
    <style:style style:name="Замещающийтекст" style:display-name="Замещающий текст" style:family="text">
      <style:text-properties fo:color="#808080"/>
    </style:style>
    <style:style style:name="WW_CharLFO1LVL1" style:family="text">
      <style:text-properties style:font-name="Symbol"/>
    </style:style>
    <text:list-style style:name="WWNum1" style:display-name="WW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style>
    <text:list-style style:name="WWNum1a" style:display-name="WWNum1a">
      <text:list-level-style-bullet text:level="1" text:style-name="WW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style>
    <text:list-style style:name="WWNum1aa" style:display-name="WWNum1aa">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9166in" fo:margin-bottom="0.7875in" fo:margin-right="0.851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Ron</meta:initial-creator>
    <dc:creator>DaRRon</dc:creator>
    <meta:creation-date>2023-11-05T08:56:00Z</meta:creation-date>
    <dc:date>2023-11-09T06:33:00Z</dc:date>
    <meta:template xlink:href="Normal.dotm" xlink:type="simple"/>
    <meta:editing-cycles>7</meta:editing-cycles>
    <meta:editing-duration>PT9900S</meta:editing-duration>
    <meta:document-statistic meta:page-count="5" meta:paragraph-count="14" meta:word-count="1116" meta:character-count="7468" meta:row-count="53" meta:non-whitespace-character-count="6366"/>
  </office:meta>
</office:document-meta>
</file>